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42cm" fo:min-width="3.31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628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2.419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73cm" fo:min-width="2.41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73cm" fo:min-width="2.42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5" draw:marker-end-width="0.3cm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16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17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18" style:family="graphic" style:parent-style-name="objectwithoutfill">
      <style:graphic-properties svg:stroke-color="#000000" draw:marker-end="Arrowheads_20_12" draw:marker-end-width="0.3cm" draw:fill="none" draw:fill-color="#ffffff" draw:textarea-vertical-align="middle"/>
    </style:style>
    <style:style style:name="gr19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20" style:family="graphic" style:parent-style-name="objectwithoutfill">
      <style:graphic-properties svg:stroke-color="#000000" draw:marker-end="Arrowheads_20_14" draw:marker-end-width="0.3cm" draw:fill="none" draw:fill-color="#ffffff" draw:textarea-vertical-align="middle"/>
    </style:style>
    <style:style style:name="gr21" style:family="graphic" style:parent-style-name="objectwithoutfill">
      <style:graphic-properties svg:stroke-color="#000000" draw:marker-end="Arrowheads_20_15" draw:marker-end-width="0.3cm" draw:fill="none" draw:fill-color="#ffffff" draw:textarea-vertical-align="middle"/>
    </style:style>
    <style:style style:name="gr22" style:family="graphic" style:parent-style-name="objectwithoutfill">
      <style:graphic-properties svg:stroke-color="#000000" draw:marker-end="Arrowheads_20_16" draw:marker-end-width="0.3cm" draw:fill="none" draw:fill-color="#ffffff" draw:textarea-vertical-align="middle"/>
    </style:style>
    <style:style style:name="gr23" style:family="graphic" style:parent-style-name="objectwithoutfill">
      <style:graphic-properties svg:stroke-color="#000000" draw:marker-end="Arrowheads_20_17" draw:marker-end-width="0.3cm" draw:fill="none" draw:fill-color="#ffffff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1cm" svg:height="1.587cm" svg:x="4.809cm" svg:y="4.073cm">
          <text:p text:style-name="P1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" draw:id="id1" draw:layer="layout" svg:width="4.128cm" svg:height="1.27cm" svg:x="14.652cm" svg:y="6.715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127cm" svg:height="1.588cm" svg:x="21.32cm" svg:y="4.072cm">
          <text:p text:style-name="P1">artefact<text:line-break/><text:span text:style-name="T1">(trai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4.127cm" svg:height="1.587cm" svg:x="21.32cm" svg:y="8.2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8.78cm" svg:y1="7.35cm" svg:x2="23.384cm" svg:y2="5.66cm" draw:start-shape="id1" draw:start-glue-point="1" draw:end-shape="id2" draw:end-glue-point="8" svg:d="M18780 7350c3070 0 4604-563 4604-1690" svg:viewBox="0 0 4605 1691">
          <text:p/>
        </draw:connector>
        <draw:connector draw:style-name="gr6" draw:text-style-name="P3" draw:layer="layout" draw:type="curve" svg:x1="18.78cm" svg:y1="7.35cm" svg:x2="23.384cm" svg:y2="8.2cm" draw:start-shape="id1" draw:start-glue-point="1" draw:end-shape="id3" draw:end-glue-point="4" svg:d="M18780 7350c3070 0 4604 283 4604 850" svg:viewBox="0 0 4605 851">
          <text:p/>
        </draw:connector>
        <draw:connector draw:style-name="gr7" draw:text-style-name="P3" draw:layer="layout" draw:type="curve" svg:x1="23.384cm" svg:y1="4.072cm" svg:x2="6.715cm" svg:y2="4.073cm" draw:start-shape="id2" draw:start-glue-point="4" draw:end-shape="id4" draw:end-glue-point="5" svg:d="M23384 4072c0-751-16669-752-16669 1" svg:viewBox="0 0 16670 565">
          <text:p/>
        </draw:connector>
        <draw:connector draw:style-name="gr8" draw:text-style-name="P3" draw:layer="layout" draw:type="curve" svg:x1="6.715cm" svg:y1="5.66cm" svg:x2="8.62cm" svg:y2="6.556cm" draw:start-shape="id4" draw:start-glue-point="7" draw:end-shape="id5" draw:end-glue-point="6" svg:d="M6715 5660c0 598 635 896 1905 896" svg:viewBox="0 0 1906 897">
          <text:p/>
        </draw:connector>
        <draw:custom-shape draw:style-name="gr9" draw:text-style-name="P2" xml:id="id6" draw:id="id6" draw:layer="layout" svg:width="4.128cm" svg:height="1.587cm" svg:x="10.525cm" svg:y="8.303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12.589cm" svg:y1="8.303cm" svg:x2="14.652cm" svg:y2="7.35cm" draw:start-shape="id6" draw:start-glue-point="4" draw:end-shape="id1" draw:end-glue-point="3" svg:d="M12589 8303c0-636 687-953 2063-953" svg:viewBox="0 0 2064 954">
          <text:p/>
        </draw:connector>
        <draw:frame draw:style-name="gr11" draw:text-style-name="P4" draw:layer="layout" svg:width="1.904cm" svg:height="0.683cm" svg:x="7.033cm" svg:y="5.762cm">
          <draw:text-box>
            <text:p><text:span text:style-name="T2">MIPS</text:span></text:p>
          </draw:text-box>
        </draw:frame>
        <draw:frame draw:style-name="gr12" draw:text-style-name="P4" draw:layer="layout" svg:width="6.667cm" svg:height="1.353cm" svg:x="17.193cm" svg:y="3.857cm">
          <draw:text-box>
            <text:p><text:span text:style-name="T2">task-independent shape</text:span></text:p>
          </draw:text-box>
        </draw:frame>
        <draw:custom-shape draw:style-name="gr1" draw:text-style-name="P2" xml:id="id10" draw:id="id10" draw:layer="layout" svg:width="3.811cm" svg:height="1.587cm" svg:x="4.296cm" svg:y="11.93cm">
          <text:p text:style-name="P1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8" draw:id="id8" draw:layer="layout" svg:width="3.81cm" svg:height="1.27cm" svg:x="16.997cm" svg:y="13.517cm"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4.127cm" svg:height="1.587cm" svg:x="22.238cm" svg:y="16.375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" draw:id="id7" draw:layer="layout" svg:width="4.128cm" svg:height="1.587cm" svg:x="14.617cm" svg:y="15.74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16.681cm" svg:y1="15.74cm" svg:x2="16.997cm" svg:y2="14.152cm" draw:start-shape="id7" draw:start-glue-point="4" draw:end-shape="id8" draw:end-glue-point="3" svg:d="M16681 15740c0-1059 105-1588 316-1588" svg:viewBox="0 0 317 1589">
          <text:p/>
        </draw:connector>
        <draw:frame draw:style-name="gr14" draw:text-style-name="P4" draw:layer="layout" svg:width="1.904cm" svg:height="0.683cm" svg:x="8.426cm" svg:y="12.199cm">
          <draw:text-box>
            <text:p><text:span text:style-name="T2">MIPS</text:span></text:p>
          </draw:text-box>
        </draw:frame>
        <draw:custom-shape draw:style-name="gr13" draw:text-style-name="P2" xml:id="id9" draw:id="id9" draw:layer="layout" svg:width="3.81cm" svg:height="1.27cm" svg:x="7.95cm" svg:y="15.74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draw:type="curve" svg:x1="16.681cm" svg:y1="15.74cm" svg:x2="9.855cm" svg:y2="17.01cm" draw:start-shape="id7" draw:start-glue-point="4" draw:end-shape="id9" draw:end-glue-point="2" svg:d="M16681 15740c0-753-3492-502-3492 634 0 1137-3334 1387-3334 636" svg:viewBox="0 0 6827 2130">
          <text:p/>
        </draw:connector>
        <draw:connector draw:style-name="gr16" draw:text-style-name="P3" draw:layer="layout" draw:type="curve" svg:x1="9.855cm" svg:y1="15.74cm" svg:x2="6.202cm" svg:y2="13.517cm" draw:start-shape="id9" draw:start-glue-point="0" draw:end-shape="id10" draw:end-glue-point="7" svg:d="M9855 15740c0-1666-3653-555-3653-2223" svg:viewBox="0 0 3654 2224">
          <text:p/>
        </draw:connector>
        <draw:custom-shape draw:style-name="gr3" draw:text-style-name="P2" xml:id="id5" draw:id="id5" draw:layer="layout" svg:width="4.127cm" svg:height="1.588cm" svg:x="8.62cm" svg:y="5.762cm">
          <text:p text:style-name="P1">artefact<text:line-break/><text:span text:style-name="T1">(test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curve" svg:x1="12.747cm" svg:y1="6.556cm" svg:x2="14.652cm" svg:y2="7.35cm" draw:start-shape="id5" draw:start-glue-point="10" draw:end-shape="id1" draw:end-glue-point="3" svg:d="M12747 6556c1429 0 477 794 1905 794" svg:viewBox="0 0 1906 795">
          <text:p/>
        </draw:connector>
        <draw:custom-shape draw:style-name="gr3" draw:text-style-name="P2" xml:id="id11" draw:id="id11" draw:layer="layout" svg:width="4.127cm" svg:height="1.588cm" svg:x="10.012cm" svg:y="12.882cm">
          <text:p text:style-name="P1">artefact</text:p>
          <text:p text:style-name="P1"><text:span text:style-name="T1">(test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8.107cm" svg:y1="12.724cm" svg:x2="10.012cm" svg:y2="13.676cm" draw:start-shape="id10" draw:start-glue-point="8" draw:end-shape="id11" draw:end-glue-point="6" svg:d="M8107 12724c1428 0 476 952 1905 952" svg:viewBox="0 0 1906 953">
          <text:p/>
        </draw:connector>
        <draw:connector draw:style-name="gr19" draw:text-style-name="P3" draw:layer="layout" draw:type="curve" svg:x1="14.139cm" svg:y1="13.676cm" svg:x2="16.997cm" svg:y2="14.152cm" draw:start-shape="id11" draw:start-glue-point="10" draw:end-shape="id8" draw:end-glue-point="3" svg:d="M14139 13676c2143 0 715 476 2858 476" svg:viewBox="0 0 2859 477">
          <text:p/>
        </draw:connector>
        <draw:connector draw:style-name="gr20" draw:text-style-name="P3" draw:layer="layout" draw:type="curve" svg:x1="20.807cm" svg:y1="14.152cm" svg:x2="22.238cm" svg:y2="17.169cm" draw:start-shape="id8" draw:start-glue-point="1" draw:end-shape="id12" draw:end-glue-point="6" svg:d="M20807 14152c1072 0 357 3017 1431 3017" svg:viewBox="0 0 1432 3018">
          <text:p/>
        </draw:connector>
        <draw:connector draw:style-name="gr21" draw:text-style-name="P3" draw:layer="layout" draw:type="curve" svg:x1="23.384cm" svg:y1="8.2cm" svg:x2="23.384cm" svg:y2="5.66cm" draw:start-shape="id3" draw:start-glue-point="4" draw:end-shape="id2" draw:end-glue-point="8" svg:d="M23384 8200v-2540" svg:viewBox="0 0 1 2541">
          <text:p/>
        </draw:connector>
        <draw:custom-shape draw:style-name="gr3" draw:text-style-name="P2" xml:id="id13" draw:id="id13" draw:layer="layout" svg:width="4.127cm" svg:height="1.588cm" svg:x="3.187cm" svg:y="15.74cm">
          <text:p text:style-name="P1">artefact<text:line-break/><text:span text:style-name="T1">(trai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svg:x1="24.302cm" svg:y1="17.962cm" svg:x2="5.251cm" svg:y2="17.328cm" draw:start-shape="id12" draw:start-glue-point="8" draw:end-shape="id13" draw:end-glue-point="8" svg:d="M24302 17962c0 751-19051 1068-19051-634" svg:viewBox="0 0 19052 1242">
          <text:p/>
        </draw:connector>
        <draw:connector draw:style-name="gr23" draw:text-style-name="P3" draw:layer="layout" draw:type="curve" svg:x1="5.251cm" svg:y1="15.74cm" svg:x2="6.202cm" svg:y2="13.517cm" draw:start-shape="id13" draw:start-glue-point="4" draw:end-shape="id10" draw:end-glue-point="7" svg:d="M5251 15740c0-1666 951-555 951-2223" svg:viewBox="0 0 952 22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5T09:47:06.077722535</meta:creation-date>
    <dc:date>2021-03-05T11:16:04.144583862</dc:date>
    <meta:editing-duration>PT12M20S</meta:editing-duration>
    <meta:editing-cycles>3</meta:editing-cycles>
    <meta:generator>LibreOffice/7.0.3.1$Linux_X86_64 LibreOffice_project/00$Build-1</meta:generator>
    <meta:document-statistic meta:object-count="31"/>
  </office:meta>
</office:document-meta>
</file>